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983E760382A63FE655.png" manifest:media-type="image/png"/>
  <manifest:file-entry manifest:full-path="Pictures/10000000000004B20000023AC6346F9EEBBDDD49.png" manifest:media-type="image/png"/>
  <manifest:file-entry manifest:full-path="Pictures/10000000000004B200000207DF35AB21D64A59CB.png" manifest:media-type="image/png"/>
  <manifest:file-entry manifest:full-path="Pictures/10000000000004B20000027CD3C9F5CE21C69ECA.png" manifest:media-type="image/png"/>
  <manifest:file-entry manifest:full-path="Pictures/10000000000004B20000026F2188EC671A685E89.png" manifest:media-type="image/png"/>
  <manifest:file-entry manifest:full-path="Pictures/10000000000004B2000003953D66C27015887A63.png" manifest:media-type="image/png"/>
  <manifest:file-entry manifest:full-path="Pictures/10000000000004B200000395B015995E03B5A8F4.png" manifest:media-type="image/png"/>
  <manifest:file-entry manifest:full-path="Pictures/10000000000004B20000042CCFB5BEEF1B632CE6.png" manifest:media-type="image/png"/>
  <manifest:file-entry manifest:full-path="Pictures/10000000000004B200000255833DE81506FF88AA.png" manifest:media-type="image/png"/>
  <manifest:file-entry manifest:full-path="Pictures/10000000000004B2000001FCB64AE04418165E43.png" manifest:media-type="image/png"/>
  <manifest:file-entry manifest:full-path="Pictures/10000000000004B2000002EB2D499FCA80450DDA.png" manifest:media-type="image/png"/>
  <manifest:file-entry manifest:full-path="Pictures/10000000000004B200000256007D381D3D98507D.png" manifest:media-type="image/png"/>
  <manifest:file-entry manifest:full-path="Pictures/10000000000004B2000002CE1308F556D9262EBB.png" manifest:media-type="image/png"/>
  <manifest:file-entry manifest:full-path="Pictures/10000000000003AB0000016873000D567603211C.png" manifest:media-type="image/png"/>
  <manifest:file-entry manifest:full-path="Pictures/10000000000004B20000021BE563AA1C5B85353A.png" manifest:media-type="image/png"/>
  <manifest:file-entry manifest:full-path="Pictures/10000000000004B20000025636A60C0263A9B5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52cm, 5.895cm, 0.763cm, 0.12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4cm, 5.843cm, 0.89cm, 0.178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2cm, 5.895cm, 0.926cm, 0.25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46cm, 5.895cm, 0.763cm, 0.25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06cm, 5.895cm, 0.995cm, 0.253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79cm, 5.895cm, 0.889cm, 0.12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8.669cm" svg:y="2.794cm">
          <text:p text:style-name="P2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0.836cm" svg:y="13.97cm">
          <text:p text:style-name="P2">No Entities</text:p>
          <text:p text:style-name="P2">Defin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9.685cm" svg:y="15.513cm">
          <text:p text:style-name="P2">Import Entity</text:p>
          <text:p text:style-name="P2">From CSV File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27cm" svg:y="1.143cm">
          <draw:image xlink:href="Pictures/10000000000004B200000256007D381D3D98507D.png" xlink:type="simple" xlink:show="embed" xlink:actuate="onLoad">
            <text:p/>
          </draw:image>
        </draw:frame>
        <draw:frame draw:style-name="gr4" draw:text-style-name="P1" draw:layer="layout" svg:width="25.78cm" svg:height="13.08cm" svg:x="1.397cm" svg:y="19.432cm">
          <draw:image xlink:href="Pictures/10000000000004B2000002CE1308F556D9262EB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4.261cm" svg:x="1.905cm" svg:y="1.905cm">
          <draw:image xlink:href="Pictures/10000000000004B2000003953D66C27015887A63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  <draw:frame draw:style-name="gr5" draw:text-style-name="P2" draw:layer="layout" svg:width="31.802cm" svg:height="16.827cm" svg:x="2.234cm" svg:y="20.384cm">
          <draw:image xlink:href="Pictures/10000000000004B20000027CD3C9F5CE21C69ECA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6" draw:text-style-name="P2" draw:layer="layout" svg:width="25.78cm" svg:height="7.746cm" svg:x="1.016cm" svg:y="1.397cm">
          <draw:image xlink:href="Pictures/10000000000004B200000207DF35AB21D64A59CB.png" xlink:type="simple" xlink:show="embed" xlink:actuate="onLoad">
            <text:p/>
          </draw:image>
        </draw:frame>
        <draw:frame draw:style-name="gr7" draw:text-style-name="P2" draw:layer="layout" svg:width="25.653cm" svg:height="8.381cm" svg:x="1.271cm" svg:y="10.669cm">
          <draw:image xlink:href="Pictures/10000000000004B20000021BE563AA1C5B85353A.png" xlink:type="simple" xlink:show="embed" xlink:actuate="onLoad">
            <text:p/>
          </draw:image>
        </draw:frame>
        <draw:frame draw:style-name="gr8" draw:text-style-name="P2" draw:layer="layout" svg:width="25.653cm" svg:height="9.27cm" svg:x="1.398cm" svg:y="19.813cm">
          <draw:image xlink:href="Pictures/10000000000004B20000023AC6346F9EEBBDDD49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9" draw:text-style-name="P2" draw:layer="layout" svg:width="25.653cm" svg:height="7.238cm" svg:x="1.398cm" svg:y="1.906cm">
          <draw:image xlink:href="Pictures/10000000000004B2000001FCB64AE04418165E43.png" xlink:type="simple" xlink:show="embed" xlink:actuate="onLoad">
            <text:p/>
          </draw:image>
        </draw:frame>
        <draw:frame draw:style-name="gr10" draw:text-style-name="P2" draw:layer="layout" svg:width="25.78cm" svg:height="4.825cm" svg:x="1.398cm" svg:y="10.414cm">
          <draw:image xlink:href="Pictures/10000000000004B2000001983E760382A63FE6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11T18:20:00.296482027</dc:date>
    <meta:editing-duration>P1DT4H25M17S</meta:editing-duration>
    <meta:editing-cycles>68</meta:editing-cycles>
    <meta:generator>LibreOffice/6.0.7.3$Linux_X86_64 LibreOffice_project/00m0$Build-3</meta:generator>
    <meta:document-statistic meta:object-count="19"/>
  </office:meta>
</office:document-meta>
</file>